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dd1" officeooo:paragraph-rsid="00003d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aaaaaaaaaaaaaaaaaaaaaa</text:p>
      <text:p text:style-name="P1"/>
      <text:p text:style-name="P1">aaaaaaaaaaaaaaaaaaaaaaa</text:p>
      <text:p text:style-name="P1"/>
      <text:p text:style-name="P1">bbbbbbbbbbbbbbbbbbbbbbb</text:p>
      <text:p text:style-name="P1"/>
      <text:p text:style-name="P1">bbbbbbbbbbbbbbbbbbbbbbbbbb</text:p>
      <text:p text:style-name="P1"/>
      <text:p text:style-name="P1">bbbbbbbbbbb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05-06T17:21:13.643000000</dc:date>
    <meta:editing-duration>PT19S</meta:editing-duration>
    <meta:editing-cycles>1</meta:editing-cycles>
    <meta:document-statistic meta:table-count="0" meta:image-count="0" meta:object-count="0" meta:page-count="1" meta:paragraph-count="5" meta:word-count="5" meta:character-count="108" meta:non-whitespace-character-count="108"/>
  </office:meta>
</office:document-meta>
</file>